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DC3D185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Red-title">
      <style:graphic-properties fo:min-height="3.506cm"/>
    </style:style>
    <style:style style:name="pr2" style:family="presentation" style:parent-style-name="AbstractRed-subtitle">
      <style:graphic-properties draw:fill-color="#ffffff" fo:min-height="12.179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title">
      <style:graphic-properties draw:auto-grow-height="true" fo:min-height="3.467cm"/>
    </style:style>
    <style:style style:name="pr5" style:family="presentation" style:parent-style-name="AbstractRed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 xml:id="id1" draw:id="id1">
        <office:forms form:automatic-focus="false" form:apply-design-mode="false"/>
        <draw:frame presentation:style-name="pr1" draw:layer="layout" svg:width="25.199cm" svg:height="3.745cm" svg:x="1.4cm" svg:y="0.718cm" presentation:class="title" presentation:user-transformed="true">
          <draw:text-box>
            <text:p>TIEA207 Yle Areena API + OMDB API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ekijät: Markus Muranen, Joonas Vilppunen ja Niko Heikkinen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Ide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Yle Areenassa löytyvä ohjelmisto ja metadata + OMDB tiedot</text:p>
              </text:list-header>
              <text:list-item>
                <text:p>Sivustolta löytyy mahdollisesti upote Areenan videoista ja lisäksi ohjelmista löytyy:</text:p>
              </text:list-item>
              <text:list-item>
                <text:p>IMDB-rating</text:p>
              </text:list-item>
              <text:list-item>
                <text:p>Traileri</text:p>
              </text:list-item>
              <text:list-item>
                <text:p>Lisäksi nimikkeitä voi arvostell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Käyttötapaukset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mikkeiden selaus</text:p>
              </text:list-item>
              <text:list-item>
                <text:p>Käyttäjä voi selata ohjelm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Käyttötapauk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imikkeiden hakeminen</text:p>
              </text:list-item>
              <text:list-item>
                <text:p>Käyttäjä voi hakea ohjelmia käyttämällä</text:p>
              </text:list-item>
              <text:list-item>
                <text:p>Nimeä</text:p>
              </text:list-item>
              <text:list-item>
                <text:p>Arvosanaa</text:p>
              </text:list-item>
              <text:list-item>
                <text:p>Vuot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Käyttötapauk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imikkeiden lajittelu</text:p>
              </text:list-item>
              <text:list-item>
                <text:p>Käyttäjä voi lajitella ohjelm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Käyttötapauk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imikkeiden tarkastelu</text:p>
              </text:list-item>
              <text:list-item>
                <text:p>Käyttäjä voi avata ohjelmia jolloin näkyviin tulee tarkempia tietoja esim. IMDB-rat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Käyttötapauk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imikkeen arvostelu</text:p>
              </text:list-item>
              <text:list-item>
                <text:p>Käyttäjä voi yksinkertaisesti arvostella <text:s/>ohjelm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Kohderyhmä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uomalaiset</text:p>
              </text:list-item>
              <text:list-item>
                <text:p>Harrastuneisuutta elokuvien ja sarjojen paris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Arkkitehtuurit</text:p>
          </draw:text-box>
        </draw:frame>
        <draw:frame presentation:style-name="pr5" draw:layer="layout" svg:width="25.199cm" svg:height="12.179cm" svg:x="1.6cm" svg:y="5.4cm" presentation:class="outline" presentation:user-transformed="true">
          <draw:text-box>
            <text:list text:style-name="L2">
              <text:list-item>
                <text:p>Rajapintoja:</text:p>
              </text:list-item>
              <text:list-item>
                <text:p>Yle Areena API</text:p>
              </text:list-item>
              <text:list-item>
                <text:p>OMDB API</text:p>
              </text:list-item>
              <text:list-item>
                <text:p>Trailer Addict API</text:p>
              </text:list-item>
              <text:list-item>
                <text:p>Data yleensä JSONina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AbstractRed" presentation:presentation-page-layout-name="AL2T1">
        <draw:frame presentation:style-name="pr4" draw:layer="layout" svg:width="25.2cm" svg:height="3.467cm" svg:x="1.4cm" svg:y="0.8cm" presentation:class="title">
          <draw:text-box>
            <text:p>Ohjelmointikiel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Kieleneä Javascript</text:p>
              </text:list-item>
              <text:list-item>
                <text:p>Kirjastoja alustavasti:</text:p>
              </text:list-item>
              <text:list-item>
                <text:p>JQuery</text:p>
              </text:list-item>
              <text:list-item>
                <text:p>Reac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C3D1853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kkinen Niko</meta:initial-creator>
    <meta:creation-date>2015-10-15T11:20:56.818873134</meta:creation-date>
    <dc:date>2015-10-15T11:58:37.373044648</dc:date>
    <dc:creator>Heikkinen Niko</dc:creator>
    <meta:editing-duration>PT21M52S</meta:editing-duration>
    <meta:editing-cycles>3</meta:editing-cycles>
    <meta:generator>LibreOffice/4.2.6.3$Linux_X86_64 LibreOffice_project/420$Build-3</meta:generator>
    <meta:document-statistic meta:object-count="73"/>
  </office:meta>
</office:document-meta>
</file>